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alatino-Roman1" svg:font-family="Palatino-Roman"/>
    <style:font-face style:name="Palatino-Roman" svg:font-family="Palatino-Roman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08in"/>
    </style:style>
    <style:style style:name="co2" style:family="table-column">
      <style:table-column-properties fo:break-before="auto" style:column-width="1.1516in"/>
    </style:style>
    <style:style style:name="co3" style:family="table-column">
      <style:table-column-properties fo:break-before="auto" style:column-width="2.0193in"/>
    </style:style>
    <style:style style:name="co4" style:family="table-column">
      <style:table-column-properties fo:break-before="auto" style:column-width="2.5335in"/>
    </style:style>
    <style:style style:name="co5" style:family="table-column">
      <style:table-column-properties fo:break-before="auto" style:column-width="1.1154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8083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1.0047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2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-Roman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Palatino-Roman1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Requirement Name</text:p>
          </table:table-cell>
          <table:table-cell table:style-name="ce1" office:value-type="string" calcext:value-type="string">
            <text:p>Requirement Descripti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ta Analys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ute dependencies for each file</text:p>
          </table:table-cell>
          <table:table-cell table:style-name="ce2" office:value-type="string" calcext:value-type="string">
            <text:p>Look at the includes or imports of each file to figure out what libraries that file us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ta Analysi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ompute dependencies for overall project</text:p>
          </table:table-cell>
          <table:table-cell table:style-name="ce2" office:value-type="string" calcext:value-type="string">
            <text:p>Look at the computed dependencies of each file and also overall project import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Data Analys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ad project files</text:p>
          </table:table-cell>
          <table:table-cell table:style-name="ce2" office:value-type="string" calcext:value-type="string">
            <text:p>Load the project files in-question to be examined 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Display to us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ependencies display</text:p>
          </table:table-cell>
          <table:table-cell table:style-name="ce2" office:value-type="string" calcext:value-type="string">
            <text:p>Show user the information computed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Display to us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ependencies breakdown</text:p>
          </table:table-cell>
          <table:table-cell table:style-name="ce2" office:value-type="string" calcext:value-type="string">
            <text:p>Display a detailed breakdown of dependencies such as which ones are used the most in what groups of files.</text:p>
          </table:table-cell>
          <table:table-cell table:number-columns-repeated="1020"/>
        </table:table-row>
        <table:table-row table:style-name="ro5" table:number-rows-repeated="14">
          <table:table-cell table:style-name="ce2" table:number-columns-repeated="4"/>
          <table:table-cell table:number-columns-repeated="1020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Sheet1.$A$1" table:cell-range-address="$Sheet1.$A$1:.$D$20"/>
        </table:named-expressions>
      </table:table>
      <table:named-expressions/>
      <table:database-ranges>
        <table:database-range table:name="__Anonymous_Sheet_DB__0" table:target-range-address="Sheet1.A1:Sheet1.D2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alatino-Roman1" svg:font-family="Palatino-Roman"/>
    <style:font-face style:name="Palatino-Roman" svg:font-family="Palatino-Roman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Palatino-Roman" fo:font-family="Palatino-Roman" style:font-family-generic="swiss" fo:font-size="12pt" style:font-size-asian="12pt" style:font-name-complex="Palatino-Roman" style:font-family-complex="Palatino-Roman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an Goggins</meta:initial-creator>
    <meta:creation-date>2020-09-08T01:19:13</meta:creation-date>
    <dc:date>2021-04-16T18:24:41.127488967</dc:date>
    <meta:generator>LibreOffice/6.4.6.2$Linux_X86_64 LibreOffice_project/40$Build-2</meta:generator>
    <meta:editing-duration>PT19M5S</meta:editing-duration>
    <meta:editing-cycles>1</meta:editing-cycles>
    <meta:document-statistic meta:table-count="1" meta:cell-count="2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